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47114361B67133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Hello</text:p>
      <text:p text:style-name="Preformatted_20_Text">Hamamd <text:s/>here</text:p>
      <text:p text:style-name="Preformatted_20_Text">its my first project</text:p>
      <text:p text:style-name="Preformatted_20_Text"/>
      <text:p text:style-name="Preformatted_20_Text"/>
      <text:p text:style-name="Preformatted_20_Text"/>
      <text:p text:style-name="Preformatted_20_Text"><draw:frame draw:style-name="fr1" draw:name="Image1" text:anchor-type="char" svg:width="17.59cm" svg:height="9.894cm" draw:z-index="0"><draw:image xlink:href="Pictures/10000201000007800000043847114361B671339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1-15T22:48:38.686840361</dc:date>
    <meta:editing-duration>PT12S</meta:editing-duration>
    <meta:editing-cycles>1</meta:editing-cycles>
    <meta:document-statistic meta:table-count="0" meta:image-count="1" meta:object-count="0" meta:page-count="1" meta:paragraph-count="3" meta:word-count="7" meta:character-count="37" meta:non-whitespace-character-count="32"/>
    <meta:generator>LibreOffice/6.4.7.2$Linux_X86_64 LibreOffice_project/40$Build-2</meta:generator>
  </office:meta>
</office:document-meta>
</file>